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c6e45" officeooo:paragraph-rsid="001cb02e" style:font-weight-asian="normal" style:font-weight-complex="normal"/>
    </style:style>
    <style:style style:name="P2" style:family="paragraph" style:parent-style-name="Standard">
      <style:text-properties style:text-underline-style="none" fo:font-weight="bold" officeooo:rsid="003ea4dc" officeooo:paragraph-rsid="001cb02e" style:font-weight-asian="bold" style:font-weight-complex="bold"/>
    </style:style>
    <style:style style:name="T1" style:family="text">
      <style:text-properties officeooo:rsid="00395811"/>
    </style:style>
    <style:style style:name="T2" style:family="text">
      <style:text-properties officeooo:rsid="005b13b7"/>
    </style:style>
    <style:style style:name="T3" style:family="text">
      <style:text-properties officeooo:rsid="002ab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/ IRmEG </text:span><text:span text:style-name="T2">disccusion with Florent</text:span></text:p>
      <text:p text:style-name="P2"><text:span text:style-name="T1"><text:s/></text:span>fusion <text:span text:style-name="T3">first check of meg vs fmri (for motor reponse for instance)</text:span></text:p>
      <text:p text:style-name="P1"><text:tab/>1/ utilisé les apriori de l’irm </text:p>
      <text:p text:style-name="P1"><text:tab/>2/ RSA (maria wimber burmingham bioarxiv 2022</text:p>
      <text:p text:style-name="P1"><text:tab/>3/ RNN avec input MEG + IRM (a voir avec Joao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3:33:04.124994947</meta:creation-date>
    <dc:date>2025-03-15T13:33:24.300795344</dc:date>
    <meta:editing-duration>PT21S</meta:editing-duration>
    <meta:editing-cycles>1</meta:editing-cycles>
    <meta:document-statistic meta:table-count="0" meta:image-count="0" meta:object-count="0" meta:page-count="1" meta:paragraph-count="5" meta:word-count="41" meta:character-count="225" meta:non-whitespace-character-count="184"/>
    <meta:generator>LibreOffice/7.3.7.2$Linux_X86_64 LibreOffice_project/30$Build-2</meta:generator>
  </office:meta>
</office:document-meta>
</file>